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atilda H. Cohe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0 August 1859</text:p>
      <text:p text:style-name="P2">Month<text:tab/><text:tab/><text:tab/><text:tab/><text:tab/><text:tab/>August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d. S. Morais./</text:p>
      <text:p text:style-name="P2"><text:tab/>Sixth Street/</text:p>
      <text:p text:style-name="P2"/>
      <text:p text:style-name="P2">[Page 1]</text:p>
      <text:p text:style-name="P2">Revd. S. Morais,/</text:p>
      <text:p text:style-name="P2"><text:tab/>Dear Sir,/</text:p>
      <text:p text:style-name="P2"><text:tab/><text:tab/>We have perused/ the Discourse you kindly loaned/ us, our absence having prevented/ our listening to its delivery, we are/ exceedingly well pleased with its/ style &amp; tenor which is noble and/ affecting; the allusion to that/ fair land which gave you birth/ was most appropriate, for like/ our own once blooming Palestine,/ she is now seated in gloom amidst/ the nations of the earth, and our/ brethren have unhappily to lament/ at this season, not only the destruction/ of the noblest pile ever raised by/ man on earth, but also their/ frustrated hopes that a haven of/</text:p>
      <text:p text:style-name="P2"/>
      <text:p text:style-name="P2"><text:soft-page-break/>[Page 2]</text:p>
      <text:p text:style-name="P2">rest was preparing for our/ people on the great European/ Continent. <text:s/>Your unselfishness is/ admirable for though you enjoy in/ this land of freedom &amp; equality all/ the rights we hold so dear, yet/ are you not unmindful of the/ tribulation &amp; suffering of your/ brethren in less favored countries./ <text:s/>Let us hope your prayers may be/ heard on High and that your zealous/ devotion to Israel's cause may/ meet with due appreciation/</text:p>
      <text:p text:style-name="P2"><text:tab/>Believe me to be/ </text:p>
      <text:p text:style-name="P2"><text:tab/>very sincerely Yours,/</text:p>
      <text:p text:style-name="P2"><text:tab/><text:tab/>Matilda H. Cohen/</text:p>
      <text:p text:style-name="P2"><text:span text:style-name="T1">August 10</text:span><text:span text:style-name="T2">th</text:span><text:span text:style-name="T1"> 1859./</text:span></text:p>
      <text:p text:style-name="P2">1828 Rittenhouse Squar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09:58:21</meta:creation-date>
    <dc:date>2011-12-12T12:29:56.47</dc:date>
    <dc:language>en-US</dc:language>
    <meta:editing-cycles>3</meta:editing-cycles>
    <meta:editing-duration>PT00H15M29S</meta:editing-duration>
    <meta:document-statistic meta:table-count="0" meta:image-count="0" meta:object-count="0" meta:page-count="3" meta:paragraph-count="74" meta:word-count="371" meta:character-count="2448"/>
    <dc:creator>Penn Libraries</dc:creator>
    <meta:user-defined meta:name="Info 1"/>
    <meta:user-defined meta:name="Info 2"/>
    <meta:user-defined meta:name="Info 3"/>
    <meta:user-defined meta:name="Info 4"/>
  </office:meta>
</office:document-meta>
</file>